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acd66" officeooo:paragraph-rsid="001acd66"/>
    </style:style>
    <style:style style:name="P2" style:family="paragraph" style:parent-style-name="Standard">
      <style:paragraph-properties fo:text-align="center" style:justify-single-word="false"/>
      <style:text-properties officeooo:rsid="001acd66" officeooo:paragraph-rsid="001acd66"/>
    </style:style>
    <style:style style:name="P3" style:family="paragraph" style:parent-style-name="Standard">
      <style:text-properties fo:font-style="italic" officeooo:rsid="001acd66" officeooo:paragraph-rsid="001acd66" style:font-style-asian="italic" style:font-style-complex="italic"/>
    </style:style>
    <style:style style:name="P4" style:family="paragraph" style:parent-style-name="Standard">
      <style:text-properties officeooo:rsid="001bac3b" officeooo:paragraph-rsid="001bac3b"/>
    </style:style>
    <style:style style:name="P5" style:family="paragraph" style:parent-style-name="Standard">
      <style:text-properties officeooo:rsid="001bac3b" officeooo:paragraph-rsid="0022398d"/>
    </style:style>
    <style:style style:name="P6" style:family="paragraph" style:parent-style-name="Standard">
      <style:text-properties officeooo:rsid="001cb2d4" officeooo:paragraph-rsid="001cb2d4"/>
    </style:style>
    <style:style style:name="P7" style:family="paragraph" style:parent-style-name="Standard">
      <style:text-properties officeooo:rsid="00201c2f" officeooo:paragraph-rsid="00201c2f"/>
    </style:style>
    <style:style style:name="P8" style:family="paragraph" style:parent-style-name="Standard">
      <style:text-properties officeooo:rsid="0020e97d" officeooo:paragraph-rsid="0020e97d"/>
    </style:style>
    <style:style style:name="P9" style:family="paragraph" style:parent-style-name="Standard">
      <style:text-properties officeooo:rsid="0022398d" officeooo:paragraph-rsid="0022398d"/>
    </style:style>
    <style:style style:name="P10" style:family="paragraph" style:parent-style-name="Standard" style:list-style-name="L2">
      <style:text-properties officeooo:rsid="0022398d" officeooo:paragraph-rsid="0022398d"/>
    </style:style>
    <style:style style:name="P11" style:family="paragraph" style:parent-style-name="Standard">
      <style:text-properties officeooo:rsid="0022398d" officeooo:paragraph-rsid="0023f09f"/>
    </style:style>
    <style:style style:name="P12" style:family="paragraph" style:parent-style-name="Standard">
      <style:text-properties officeooo:rsid="00238889" officeooo:paragraph-rsid="00238889"/>
    </style:style>
    <style:style style:name="P13" style:family="paragraph" style:parent-style-name="Standard" style:list-style-name="L3">
      <style:text-properties officeooo:rsid="00238889" officeooo:paragraph-rsid="00238889"/>
    </style:style>
    <style:style style:name="P14" style:family="paragraph" style:parent-style-name="Standard" style:list-style-name="L3">
      <style:text-properties officeooo:rsid="00238889" officeooo:paragraph-rsid="0023f09f"/>
    </style:style>
    <style:style style:name="P15" style:family="paragraph" style:parent-style-name="Standard">
      <style:text-properties officeooo:rsid="00238889" officeooo:paragraph-rsid="0023f09f"/>
    </style:style>
    <style:style style:name="P16" style:family="paragraph" style:parent-style-name="Standard">
      <style:text-properties officeooo:rsid="0023a5dc" officeooo:paragraph-rsid="00238889"/>
    </style:style>
    <style:style style:name="P17" style:family="paragraph" style:parent-style-name="Standard">
      <style:text-properties officeooo:rsid="0023a5dc" officeooo:paragraph-rsid="0023a5dc"/>
    </style:style>
    <style:style style:name="P18" style:family="paragraph" style:parent-style-name="Standard">
      <style:text-properties officeooo:rsid="0023f09f" officeooo:paragraph-rsid="0023f09f"/>
    </style:style>
    <style:style style:name="P19" style:family="paragraph" style:parent-style-name="Heading_20_3">
      <style:paragraph-properties fo:break-before="page"/>
    </style:style>
    <style:style style:name="T1" style:family="text">
      <style:text-properties officeooo:rsid="001acd66"/>
    </style:style>
    <style:style style:name="T2" style:family="text">
      <style:text-properties officeooo:rsid="001bac3b"/>
    </style:style>
    <style:style style:name="T3" style:family="text">
      <style:text-properties officeooo:rsid="001c47e4"/>
    </style:style>
    <style:style style:name="T4" style:family="text">
      <style:text-properties officeooo:rsid="001cb2d4"/>
    </style:style>
    <style:style style:name="T5" style:family="text">
      <style:text-properties officeooo:rsid="001e4ea0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20e97d"/>
    </style:style>
    <style:style style:name="T8" style:family="text">
      <style:text-properties officeooo:rsid="00238889"/>
    </style:style>
    <style:style style:name="T9" style:family="text">
      <style:text-properties fo:font-weight="bold" officeooo:rsid="00238889" style:font-weight-asian="bold" style:font-weight-complex="bold"/>
    </style:style>
    <style:style style:name="T10" style:family="text">
      <style:text-properties style:text-position="sub 58%"/>
    </style:style>
    <style:style style:name="T11" style:family="text">
      <style:text-properties officeooo:rsid="0023a5dc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text-position="super 58%"/>
    </style:style>
    <style:style style:name="T14" style:family="text">
      <style:text-properties style:text-position="super 58%" officeooo:rsid="001acd66"/>
    </style:style>
    <style:style style:name="T15" style:family="text">
      <style:text-properties style:text-position="super 58%" officeooo:rsid="0023f09f"/>
    </style:style>
    <style:style style:name="T16" style:family="text">
      <style:text-properties officeooo:rsid="0023f0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3">Segmented</text:span> Time</text:p>
      <text:p text:style-name="P2">by Sven Nilsen, 2021</text:p>
      <text:p text:style-name="P1"/>
      <text:p text:style-name="P3">In this paper I present a theoretical framework for reasoning about <text:span text:style-name="T3">segmented</text:span> time.</text:p>
      <text:p text:style-name="P1"/>
      <text:p text:style-name="P1">Assume there is a black box which can be programmed with sequence<text:span text:style-name="T2">s</text:span> of <text:span text:style-name="T2">bits</text:span>, but which only gives a <text:span text:style-name="T2">natural </text:span>number in response. <text:span text:style-name="T11">The type of the black box is:</text:span></text:p>
      <text:p text:style-name="P1"/>
      <text:p text:style-name="P1"><text:tab/><text:span text:style-name="T2">black_box : [bool] → nat</text:span></text:p>
      <text:p text:style-name="P1"/>
      <text:p text:style-name="P5"><text:span text:style-name="T1">The black box can be copied and all copies behave deterministically, but not in the sense of a pure function</text:span><text:span text:style-name="T14"><text:reference-ref text:reference-format="text" text:ref-name="pure function">[1]</text:reference-ref></text:span><text:span text:style-name="T1">. </text:span>The black box has an internal state, so when it is given a sequence of bits, it can change the output <text:span text:style-name="T4">next time. However, since the black box can be copied, one can use a copy to predict the output.</text:span></text:p>
      <text:p text:style-name="P4"/>
      <text:p text:style-name="P6">This simple model <text:span text:style-name="T5">provides a sufficient theoretical framework for reasoning about segmented time.</text:span></text:p>
      <text:p text:style-name="P6"/>
      <text:p text:style-name="P11">The mechanism for segmented time is counter-intuitive. One can think about it as the black box having <text:span text:style-name="T6">intrinsic</text:span> knowledge about the pause between inputs, e.g. from how the black box is constructed.</text:p>
      <text:p text:style-name="P11">Any system which receives a continuous stream of bits <text:span text:style-name="T8">is </text:span><text:span text:style-name="T9">not</text:span><text:span text:style-name="T8"> isomorphism to segmented time.</text:span></text:p>
      <text:p text:style-name="P6"/>
      <text:p text:style-name="P7">The trick is that the output can only be produced for a <text:span text:style-name="T6">sequence of bits</text:span>, which might be thought of as a way to split a stream of bits into segments. Each bit represents one unit of time, <text:span text:style-name="T7">hence segmented time consists of multiple units of time glued together continuously, with a pause between each segment</text:span>.</text:p>
      <text:p text:style-name="P7"/>
      <text:p text:style-name="P8">The black box can depend on the segmentation of time, in addition to the content of the transferred bits.</text:p>
      <text:p text:style-name="P9">Translated into a stream of bits, there is a pause symbol that separates segments.</text:p>
      <text:p text:style-name="P9"/>
      <text:p text:style-name="P9">Segmented time is important for understanding deterministic systems that depend on previous states. Specially, the communication between such systems and how they relate to Category Theory<text:span text:style-name="T13"><text:reference-ref text:reference-format="text" text:ref-name="category theory">[2]</text:reference-ref></text:span>:</text:p>
      <text:p text:style-name="P9"/>
      <text:list xml:id="list4651329981472175556" text:style-name="L2">
        <text:list-item>
          <text:p text:style-name="P10">All morphisms have the “pause” side-effect</text:p>
        </text:list-item>
        <text:list-item>
          <text:p text:style-name="P10">An identity morphism is an empty sequence of bits</text:p>
        </text:list-item>
        <text:list-item>
          <text:p text:style-name="P10">Composition <text:span text:style-name="T8">concatenates two segments, removing the “pause” in-between</text:span></text:p>
        </text:list-item>
      </text:list>
      <text:p text:style-name="P9"/>
      <text:p text:style-name="P12">Composition holds only for inputs. How it relates to output classifies the direction of time:</text:p>
      <text:p text:style-name="P12"/>
      <text:list xml:id="list2346937628319892709" text:style-name="L3">
        <text:list-item>
          <text:p text:style-name="P13">Directional time</text:p>
        </text:list-item>
        <text:list-item>
          <text:p text:style-name="P14">Non-directional time</text:p>
        </text:list-item>
      </text:list>
      <text:p text:style-name="P9"/>
      <text:p text:style-name="P15">A directional segmented time system has the following property <text:span text:style-name="T16">(normal path</text:span><text:span text:style-name="T15"><text:reference-ref text:reference-format="text" text:ref-name="normal paths">[3]</text:reference-ref></text:span><text:span text:style-name="T16"> with side-effects)</text:span>:</text:p>
      <text:p text:style-name="P12"/>
      <text:p text:style-name="P12"><text:tab/>concat[black_box<text:span text:style-name="T10">0</text:span> ⨯ black_box<text:span text:style-name="T10">0</text:span> → black_box<text:span text:style-name="T10">1</text:span>] &lt;=&gt; snd</text:p>
      <text:p text:style-name="P12"/>
      <text:p text:style-name="P12">Here, `black_box<text:span text:style-name="T10">0</text:span>` and `black_box<text:span text:style-name="T10">1</text:span>` are two copies of the same black box. Side-effects are left to right. <text:span text:style-name="T11">Non-directional time means that the asymmetric normal path above has at least one exception.</text:span></text:p>
      <text:h text:style-name="P19" text:outline-level="3">References:</text:h>
      <text:p text:style-name="P16"/>
      <text:p text:style-name="P17"><text:reference-mark-start text:name="pure function"/>[1]<text:reference-mark-end text:name="pure function"/><text:tab/>“Pure function”</text:p>
      <text:p text:style-name="P17"><text:tab/>Wikipedia</text:p>
      <text:p text:style-name="P17"><text:tab/><text:a xlink:type="simple" xlink:href="https://en.wikipedia.org/wiki/Pure_function" text:style-name="Internet_20_link" text:visited-style-name="Visited_20_Internet_20_Link"><text:span text:style-name="T12">https://en.wikipedia.org/wiki/Pure_function</text:span></text:a></text:p>
      <text:p text:style-name="P17"/>
      <text:p text:style-name="P18"><text:reference-mark-start text:name="category theory"/>[2]<text:reference-mark-end text:name="category theory"/><text:tab/>“Category theory”</text:p>
      <text:p text:style-name="P18"><text:tab/>Wikipedia</text:p>
      <text:p text:style-name="P18"><text:tab/><text:a xlink:type="simple" xlink:href="https://en.wikipedia.org/wiki/Category_theory" text:style-name="Internet_20_link" text:visited-style-name="Visited_20_Internet_20_Link"><text:span text:style-name="T12">https://en.wikipedia.org/wiki/Category_theory</text:span></text:a></text:p>
      <text:p text:style-name="P18"/>
      <text:p text:style-name="P18"><text:reference-mark-start text:name="normal paths"/>[3]<text:reference-mark-end text:name="normal paths"/><text:tab/>“Normal Paths”</text:p>
      <text:p text:style-name="P18"><text:tab/>Sven Nilsen, 2019</text:p>
      <text:p text:style-name="P18"><text:tab/><text:a xlink:type="simple" xlink:href="https://github.com/advancedresearch/path_semantics/blob/master/papers-wip/normal-paths.pdf" text:style-name="Internet_20_link" text:visited-style-name="Visited_20_Internet_20_Link"><text:span text:style-name="T12">https://github.com/advancedresearch/path_semantics/blob/master/papers-wip/normal-paths.pdf</text:span></text:a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3T04:56:50.294401000</meta:creation-date>
    <dc:date>2021-03-03T23:16:50.491057000</dc:date>
    <meta:editing-duration>PT40S</meta:editing-duration>
    <meta:editing-cycles>1</meta:editing-cycles>
    <meta:document-statistic meta:table-count="0" meta:image-count="0" meta:object-count="0" meta:page-count="2" meta:paragraph-count="32" meta:word-count="405" meta:character-count="2615" meta:non-whitespace-character-count="2239"/>
    <meta:generator>LibreOffice/5.1.2.2$MacOSX_X86_64 LibreOffice_project/d3bf12ecb743fc0d20e0be0c58ca359301eb705f</meta:generator>
  </office:meta>
</office:document-meta>
</file>